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Latch kyun use hua hai fetchunitIn_MII mein?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" office:value-type="string" calcext:value-type="string">
            <text:p>pipelineTests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2" office:value-type="string" calcext:value-type="string">
            <text:p>Cach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2" office:value-type="string" calcext:value-type="string">
            <text:p>DecodeUnit_MII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2"/>
          <table:table-cell office:value-type="string" calcext:value-type="string">
            <text:p>Report</text:p>
          </table:table-cell>
          <table:table-cell table:number-columns-repeated="3"/>
          <table:table-cell office:value-type="string" calcext:value-type="string">
            <text:p>Deadline 3 : 23:55 hrs, 20th April, 2015 - Progress Report.</text:p>
          </table:table-cell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1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3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i using all new files with a prefix “Toma_”</text:p>
          </table:table-cell>
          <table:table-cell table:number-columns-repeated="11"/>
          <table:table-cell table:style-name="ce3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 style:data-style-name="N2" text:time-value="16:38:45.167681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12T17:47:40.761815244</dc:date>
    <meta:editing-duration>PT1H8M29S</meta:editing-duration>
    <meta:editing-cycles>18</meta:editing-cycles>
    <meta:document-statistic meta:table-count="1" meta:cell-count="38" meta:object-count="0"/>
  </office:meta>
</office:document-meta>
</file>